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Many tests fail; several related to named tuples.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heel veel andere tes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09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09:17:03</dc:date>
    <meta:editing-cycles>141</meta:editing-cycles>
    <meta:editing-duration>PT240H02M21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